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21ddcd"/>
    </style:style>
    <style:style style:name="P2" style:family="paragraph" style:parent-style-name="Footer">
      <style:paragraph-properties fo:text-align="end" style:justify-single-word="false"/>
      <style:text-properties officeooo:paragraph-rsid="0021ddcd"/>
    </style:style>
    <style:style style:name="P3" style:family="paragraph" style:parent-style-name="Footer">
      <style:paragraph-properties fo:text-align="start" style:justify-single-word="false"/>
      <style:text-properties officeooo:paragraph-rsid="0021ddcd"/>
    </style:style>
    <style:style style:name="P4" style:family="paragraph" style:parent-style-name="Header">
      <style:text-properties officeooo:rsid="00184455" officeooo:paragraph-rsid="00184455"/>
    </style:style>
    <style:style style:name="P5" style:family="paragraph" style:parent-style-name="Heading_20_1">
      <style:text-properties officeooo:rsid="0019e1c6" officeooo:paragraph-rsid="0019e1c6"/>
    </style:style>
    <style:style style:name="P6" style:family="paragraph" style:parent-style-name="Heading_20_1">
      <style:text-properties officeooo:rsid="001eb7e0" officeooo:paragraph-rsid="001eb7e0"/>
    </style:style>
    <style:style style:name="P7" style:family="paragraph" style:parent-style-name="Heading_20_2">
      <style:text-properties officeooo:rsid="001af274" officeooo:paragraph-rsid="001af274"/>
    </style:style>
    <style:style style:name="P8" style:family="paragraph" style:parent-style-name="Heading_20_2">
      <style:text-properties officeooo:paragraph-rsid="001cd541"/>
    </style:style>
    <style:style style:name="P9" style:family="paragraph" style:parent-style-name="Heading_20_2">
      <style:text-properties officeooo:rsid="001d6662" officeooo:paragraph-rsid="001d6662"/>
    </style:style>
    <style:style style:name="P10" style:family="paragraph" style:parent-style-name="Heading_20_2">
      <style:text-properties officeooo:rsid="0020ed62" officeooo:paragraph-rsid="0020ed62"/>
    </style:style>
    <style:style style:name="P11" style:family="paragraph" style:parent-style-name="Text_20_body">
      <style:text-properties officeooo:rsid="001af274" officeooo:paragraph-rsid="001af274"/>
    </style:style>
    <style:style style:name="P12" style:family="paragraph" style:parent-style-name="Text_20_body" style:list-style-name="L1">
      <style:text-properties officeooo:rsid="001af274" officeooo:paragraph-rsid="001af274"/>
    </style:style>
    <style:style style:name="P13" style:family="paragraph" style:parent-style-name="Text_20_body" style:list-style-name="L1">
      <style:text-properties officeooo:rsid="001af274" officeooo:paragraph-rsid="001cd541"/>
    </style:style>
    <style:style style:name="P14" style:family="paragraph" style:parent-style-name="Text_20_body">
      <style:text-properties officeooo:paragraph-rsid="001d6662"/>
    </style:style>
    <style:style style:name="P15" style:family="paragraph" style:parent-style-name="Text_20_body" style:list-style-name="L2">
      <style:text-properties officeooo:rsid="001d6662" officeooo:paragraph-rsid="001d6662"/>
    </style:style>
    <style:style style:name="P16" style:family="paragraph" style:parent-style-name="Text_20_body">
      <style:text-properties officeooo:rsid="001d6662" officeooo:paragraph-rsid="001d6662"/>
    </style:style>
    <style:style style:name="P17" style:family="paragraph" style:parent-style-name="Text_20_body">
      <style:text-properties officeooo:rsid="001eb7e0" officeooo:paragraph-rsid="001eb7e0"/>
    </style:style>
    <style:style style:name="P18" style:family="paragraph" style:parent-style-name="Text_20_body">
      <style:text-properties officeooo:rsid="0020ed62" officeooo:paragraph-rsid="0020ed62"/>
    </style:style>
    <style:style style:name="P19" style:family="paragraph" style:parent-style-name="Text_20_body">
      <style:text-properties officeooo:rsid="0021c413" officeooo:paragraph-rsid="0021c413"/>
    </style:style>
    <style:style style:name="P20" style:family="paragraph" style:parent-style-name="Title">
      <style:text-properties officeooo:rsid="00184455" officeooo:paragraph-rsid="00184455"/>
    </style:style>
    <style:style style:name="T1" style:family="text">
      <style:text-properties officeooo:rsid="001cd541"/>
    </style:style>
    <style:style style:name="T2" style:family="text">
      <style:text-properties officeooo:rsid="001d6662"/>
    </style:style>
    <style:style style:name="T3" style:family="text">
      <style:text-properties officeooo:rsid="001eb7e0"/>
    </style:style>
    <style:style style:name="T4" style:family="text">
      <style:text-properties officeooo:rsid="001f8d08"/>
    </style:style>
    <style:style style:name="T5" style:family="text">
      <style:text-properties officeooo:rsid="0020ed62"/>
    </style:style>
    <style:style style:name="T6" style:family="text">
      <style:text-properties officeooo:rsid="0021c413"/>
    </style:style>
    <style:style style:name="T7" style:family="text">
      <style:text-properties officeooo:rsid="0021ddc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ocumentation</text:p>
      <text:p text:style-name="Subtitle">Projet Quiz</text:p>
      <text:h text:style-name="P6" text:outline-level="1">Introduction</text:h>
      <text:p text:style-name="Text_20_body"><text:span text:style-name="T3">N</text:span>ous <text:span text:style-name="T3">devions </text:span>créer une application <text:span text:style-name="T3">permettant de questionner</text:span> <text:span text:style-name="T3">les </text:span>utilisateurs sur le thème de la cybersécurité <text:span text:style-name="T3">afin de les </text:span>form<text:span text:style-name="T3">er</text:span> sur <text:span text:style-name="T3">ce domaine</text:span>.</text:p>
      <text:p text:style-name="Text_20_body">Ce projet a <text:span text:style-name="T4">été réalisé pour le</text:span> 7 novembre 2023, où le salon Made In Val de Loire <text:span text:style-name="T4">à eu lieu</text:span>. <text:span text:style-name="T4">L</text:span>es DnMade <text:span text:style-name="T4">devait aussi</text:span> nous fournir de nombreux design pour <text:span text:style-name="T4">nos </text:span>application<text:span text:style-name="T4">s</text:span>.</text:p>
      <text:h text:style-name="P6" text:outline-level="1">Déroulement du projet</text:h>
      <text:h text:style-name="P10" text:outline-level="2">Répartition des tâches</text:h>
      <text:p text:style-name="P17"><text:span text:style-name="T5">Kalvin a</text:span> commencé par la création de la base de données et Yahya les classes de la librairie C# (Constructeur et Properties). Puisqu’il fallait toucher un peu à tout, on a ensuite inversé les rôles : <text:span text:style-name="T5">Kalvin a</text:span> fait les méthodes pour la librairie et Yahya les procédures stockées.</text:p>
      <text:p text:style-name="P18">Il a fallu ensuite se mettre ensemble pour la réalisation de l’application.</text:p>
      <text:h text:style-name="P10" text:outline-level="2">Problèmes rencontrés</text:h>
      <text:p text:style-name="P17"><text:span text:style-name="T6">Le </text:span>premier problème <text:span text:style-name="T6">est que</text:span> nous n’all<text:span text:style-name="T6">i</text:span>ons pas à la même vitesse, ce qui était gênant car <text:span text:style-name="T6">un membre</text:span> ne pouvai<text:span text:style-name="T6">t</text:span> pas continuer <text:span text:style-name="T6">tant que l’autre n’avait pas terminé son travail</text:span>.</text:p>
      <text:p text:style-name="P19">De plus, par souci d’optimisation, nous avons dû refaire presque la totalité de se qu’on avait fait en un week-end. Mais cela a aussi causé la désolidarisation <text:span text:style-name="T7">d’un des membres, nous avons alors fait le projet chacun de notre côté. Chacun avait sa méthode pour la même chose.</text:span></text:p>
      <text:h text:style-name="P5" text:outline-level="1">Fonctionnement de l’application</text:h>
      <text:h text:style-name="P7" text:outline-level="2">Page d’Accueil</text:h>
      <text:p text:style-name="P11">Cette page permet :</text:p>
      <text:list text:style-name="L1">
        <text:list-item>
          <text:p text:style-name="P12">De commencer à jouer grâce au bouton « Jouer »</text:p>
        </text:list-item>
        <text:list-item>
          <text:p text:style-name="P12">D’afficher les règles du jeu</text:p>
        </text:list-item>
        <text:list-item>
          <text:p text:style-name="P13">De quitter l’application</text:p>
        </text:list-item>
      </text:list>
      <text:h text:style-name="P8" text:outline-level="2"><text:soft-page-break/><text:span text:style-name="T1">Page de sélection de thème et de difficulté</text:span></text:h>
      <text:p text:style-name="P14"><text:span text:style-name="T2">Afin de pouvoir commencer le quiz, l’application aura besoin de deux infos :</text:span></text:p>
      <text:list text:style-name="L2">
        <text:list-item>
          <text:p text:style-name="P15">La difficulté</text:p>
        </text:list-item>
        <text:list-item>
          <text:p text:style-name="P15">Le thème</text:p>
        </text:list-item>
      </text:list>
      <text:p text:style-name="P16">La difficulté permettra de se mettre au niveau de l’utilisateur tandis que le thème permettra d’affiner la sélection des questions. Il faut savoir que l’application peut autoriser jusqu’à six thèmes dans la base de données.</text:p>
      <text:p text:style-name="P16">Une fois que le choix est fait, un bouton « jouer » s’allumera. Mais il est encore possible de changer ces informations.</text:p>
      <text:h text:style-name="P9" text:outline-level="2">Page du quiz</text:h>
      <text:p text:style-name="P16">Cette page s’ouvre sur la première question du quiz, il donne aussi le numéro de la question sur 15.</text:p>
      <text:p text:style-name="P16">L’utilisateur à le droit de sélectionner une ou plusieurs réponses en cliquant dessus, il pourra cliquer sur « Valider » pour vérifier ses réponses. La mascotte changera sa posture pour savoir si l’utilisateur a donné des réponses correctes ou non.</text:p>
      <text:p text:style-name="P16">Un bouton « Continuer » sera actif pour passer à la question suivante, et cela se répète jusqu’à la fin.</text:p>
      <text:h text:style-name="P9" text:outline-level="2">Page Résultat</text:h>
      <text:p text:style-name="P16">Cette page affichera le pourcentage de réussite de l’utilisateur, et les crédits.<text:line-break/>Il pourra ensuite quitter l’application ou revenir à la page d’accuei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84455" officeooo:paragraph-rsid="00184455"/>
    </style:style>
    <style:style style:name="MP2" style:family="paragraph" style:parent-style-name="Footer">
      <style:paragraph-properties fo:text-align="end" style:justify-single-word="false"/>
      <style:text-properties officeooo:paragraph-rsid="0021ddcd"/>
    </style:style>
    <style:style style:name="MP3" style:family="paragraph" style:parent-style-name="Footer">
      <style:paragraph-properties fo:text-align="start" style:justify-single-word="false"/>
      <style:text-properties officeooo:paragraph-rsid="0021ddcd"/>
    </style:style>
    <style:style style:name="MT1" style:family="text">
      <style:text-properties officeooo:rsid="001eb7e0"/>
    </style:style>
    <style:style style:name="MT2" style:family="text">
      <style:text-properties officeooo:rsid="0021ddc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PETIT Kalvin<text:line-break/><text:span text:style-name="MT1">AL GALMASH Yahya</text:span><text:tab/>2SIO – SFDA<text:tab/>19/11/2023</text:p>
      </style:header>
      <style:footer>
        <text:p text:style-name="MP2"><text:bookmark-start text:name="PageNumWizard_FOOTER_Style de page par défaut1"/><text:page-number text:select-page="current">1</text:page-number><text:bookmark-end text:name="PageNumWizard_FOOTER_Style de page par défaut1"/>/<text:span text:style-name="MT2">2</text:span></text:p>
      </style:footer>
      <style:footer-left>
        <text:p text:style-name="MP3"><text:tab/><text:tab/><text:bookmark-start text:name="PageNumWizard_FOOTER_Style de page par défaut2"/><text:page-number text:select-page="current">2</text:page-number><text:bookmark-end text:name="PageNumWizard_FOOTER_Style de page par défaut2"/>/<text:span text:style-name="MT2">2</text:span></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19:37:21.788000000</meta:creation-date>
    <dc:date>2023-11-19T20:29:25.877000000</dc:date>
    <meta:editing-duration>PT51M59S</meta:editing-duration>
    <meta:editing-cycles>11</meta:editing-cycles>
    <meta:generator>LibreOffice/7.6.0.3$Windows_X86_64 LibreOffice_project/69edd8b8ebc41d00b4de3915dc82f8f0fc3b6265</meta:generator>
    <meta:document-statistic meta:table-count="0" meta:image-count="0" meta:object-count="0" meta:page-count="2" meta:paragraph-count="37" meta:word-count="457" meta:character-count="2669" meta:non-whitespace-character-count="2245"/>
  </office:meta>
</office:document-meta>
</file>